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20300b"/>
    </style:style>
    <style:style style:name="T2" style:family="text">
      <style:text-properties officeooo:rsid="0022d116"/>
    </style:style>
    <style:style style:name="T3" style:family="text">
      <style:text-properties officeooo:rsid="002364d1"/>
    </style:style>
    <style:style style:name="T4" style:family="text">
      <style:text-properties officeooo:rsid="00248a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ync_await</text:p>
      <text:p text:style-name="Standard"/>
      <text:p text:style-name="Standard">W poprzednim artykule z cyklu podstaw języka JavaScript pokazałem jak zastosowanie obietnic pozytywnie <text:span text:style-name="T1">wpłynęło</text:span> na pracę z kodem asynchronicznym i w jaki sposób pozbyć się piekła wywołań zwrotnych (callback hell). Okazuje się jednak że <text:span text:style-name="T1">istnieje</text:span> możliwość zapisu kodu asynchronicznego w sposób jeszcze bardziej czytelny.</text:p>
      <text:p text:style-name="Standard"/>
      <text:p text:style-name="Standard">Załóżmy że chcemy napisać program, który połączy się z zewnętrznym API w celu pobrania <text:span text:style-name="T1">nazwy</text:span> miasta i na jej podstawie z innego zewnętrznego API wczyta dane pogodowe.</text:p>
      <text:p text:style-name="Standard"/>
      <text:p text:style-name="Standard">W uproszczeniu, kod taki<text:span text:style-name="T1">ego programu mógłby wyglądać następująco:</text:span></text:p>
      <text:p text:style-name="Standard"/>
      <text:p text:style-name="Standard">const cityAPI = 'https://api?q=randomCity';</text:p>
      <text:p text:style-name="Standard">const weatherAPI = 'https://api?q=weather&amp;cityName=';</text:p>
      <text:p text:style-name="Standard"/>
      <text:p text:style-name="Standard">const city = fetch(cityAPI);</text:p>
      <text:p text:style-name="Standard">const weather = fetch(weatherAPI+city.name);</text:p>
      <text:p text:style-name="Standard">console.log(weather.temp + weather.unit);</text:p>
      <text:p text:style-name="Standard"/>
      <text:p text:style-name="Standard">Jednakże, ponieważ pracujemy z kodem asynchronicznym to w takim przypadku użyjemy obietnic i uzyskamy następujący zapis:</text:p>
      <text:p text:style-name="Standard"/>
      <text:p text:style-name="Standard">const cityAPI = 'https://www.mocky.io/v2/5a945fa435000074009b0e78';</text:p>
      <text:p text:style-name="Standard">const weatherAPI = 'https://www.mocky.io/v2/5a947dfa35000072009b0eb9?city=';</text:p>
      <text:p text:style-name="Standard"/>
      <text:p text:style-name="Standard">function asyncGetCity() {</text:p>
      <text:p text:style-name="Standard"><text:s text:c="4"/>return fetch(cityAPI).then(response =&gt; response.json());</text:p>
      <text:p text:style-name="Standard">}</text:p>
      <text:p text:style-name="Standard"/>
      <text:p text:style-name="Standard">function asyncGetWeather() {</text:p>
      <text:p text:style-name="Standard"><text:s text:c="4"/>return fetch(weatherAPI+city.name).then(response =&gt; response.json());</text:p>
      <text:p text:style-name="Standard">}</text:p>
      <text:p text:style-name="Standard"/>
      <text:p text:style-name="Standard">return asyncGetCity()</text:p>
      <text:p text:style-name="Standard"><text:s text:c="4"/>.then(function(city) {</text:p>
      <text:p text:style-name="Standard"><text:s text:c="8"/>return asyncGetWeather(city.name);</text:p>
      <text:p text:style-name="Standard"><text:s text:c="4"/>})</text:p>
      <text:p text:style-name="Standard"><text:s text:c="4"/>.then(function(weather) {</text:p>
      <text:p text:style-name="Standard"><text:s text:c="8"/>console.log(weather.temp + weather.unit);</text:p>
      <text:p text:style-name="Standard"><text:s text:c="4"/>})</text:p>
      <text:p text:style-name="Standard"/>
      <text:p text:style-name="Standard">https://jsfiddle.net/f80ny7ke/</text:p>
      <text:p text:style-name="Standard"/>
      <text:p text:style-name="Standard">Mamy tutaj do czynienia z typowym asynchronicznym łańcuchem zależności. Potrzebujemy posiadać nazwę miasta aby na jego podstawie pobrać informacje pogodowe.</text:p>
      <text:p text:style-name="Standard"/>
      <text:p text:style-name="Standard">Jak widać użycie obietnic w porównaniu z pierwszym zapisem niesie ze sobą pewną nadmiarowość, ale także i ograniczenia. Jeśli chcielibyśmy wypisać w ostatnim wywołaniu oprócz temperatury również nazwę miasta, musielibyśmy zapisać ją w dodatkowej zmiennej.</text:p>
      <text:p text:style-name="Standard"/>
      <text:p text:style-name="Standard">let cityName;</text:p>
      <text:p text:style-name="Standard">return asyncGetCity()</text:p>
      <text:p text:style-name="Standard"><text:soft-page-break/><text:s text:c="4"/>.then(function(city) {</text:p>
      <text:p text:style-name="Standard"><text:s text:c="8"/>cityName = city.name;</text:p>
      <text:p text:style-name="Standard"><text:s text:c="8"/>return asyncGetWeather(cityName);</text:p>
      <text:p text:style-name="Standard"><text:s text:c="4"/>})</text:p>
      <text:p text:style-name="Standard"><text:s text:c="4"/>.then(function(weather) {</text:p>
      <text:p text:style-name="Standard"><text:s text:c="8"/>console.log(cityName)</text:p>
      <text:p text:style-name="Standard"><text:s text:c="8"/>console.log(weather.temp + weather.unit);</text:p>
      <text:p text:style-name="Standard"><text:s text:c="4"/>})</text:p>
      <text:p text:style-name="Standard"/>
      <text:p text:style-name="Standard">https://jsfiddle.net/f80ny7ke/1/</text:p>
      <text:p text:style-name="Standard"/>
      <text:p text:style-name="Standard">Czy nie było by idealnie, gdybyśmy mieli możliwość zapisu kodu <text:span text:style-name="T2">asynchronicznego</text:span> w taki sposób aby był on tak samo czytelny jak kod synchroniczny ?</text:p>
      <text:p text:style-name="Standard"/>
      <text:p text:style-name="Standard">Generatory</text:p>
      <text:p text:style-name="Standard"/>
      <text:p text:style-name="Standard">Jedną z możliwości poprawy czytelności jest zapis z użyciem generatorów, wprowadzonych do języka JavaScript od wersji ES6. W skrócie, generator to specjalny rodzaj funkcji (oznaczamy go za <text:span text:style-name="T2">pomocą</text:span> * za słowem kluczowym function), której przebieg może być zatrzymywany i wznawiany z zachowaniem kontekstu (variable bindings). Wywołanie generatora nie wykonuje od razu poleceń w nich zawartych, zwraca natomiast obiekt iteratora. Następnie za pomocą metody next() wykonywany jest kod wewnątrz funkcji.</text:p>
      <text:p text:style-name="Standard"/>
      <text:p text:style-name="Standard">Zobaczmy na przykładzie w jaki sposób działa generator w JavaScript.</text:p>
      <text:p text:style-name="Standard"/>
      <text:p text:style-name="Standard">function *foo(x) {</text:p>
      <text:p text:style-name="Standard"><text:s text:c="4"/>yield x + 1;</text:p>
      <text:p text:style-name="Standard"/>
      <text:p text:style-name="Standard"><text:s text:c="4"/>let y = yield 'Hello'; </text:p>
      <text:p text:style-name="Standard"/>
      <text:p text:style-name="Standard"><text:s text:c="4"/>return x + y;</text:p>
      <text:p text:style-name="Standard">}</text:p>
      <text:p text:style-name="Standard"/>
      <text:p text:style-name="Standard">var gen = foo(5);</text:p>
      <text:p text:style-name="Standard">console.log(gen.next()); //{ value: 6, done: false }</text:p>
      <text:p text:style-name="Standard">console.log(gen.next()); //{ value: 'Hello', done: false }</text:p>
      <text:p text:style-name="Standard">console.log(gen.next(8)); //{ value: 13, done: true }</text:p>
      <text:p text:style-name="Standard"/>
      <text:p text:style-name="Standard">https://jsfiddle.net/hu6f72Le/</text:p>
      <text:p text:style-name="Standard"/>
      <text:p text:style-name="Standard">Przebieg powyższego skryptu jest następujący.</text:p>
      <text:p text:style-name="Standard">1. Podczas przypisania funkcji do zmiennej var gen = foo(5) zwracany jest obiekt iteratora.</text:p>
      <text:p text:style-name="Standard">2. Pierwsze wywołanie metody next() na obiekcie iteratora powoduje przypisanie wartości 5 do zmiennej x, zatrzymanie wykonywania funkcji na słowie kluczowym yield oraz zwróceniu wartości {value: 6, done: false}.</text:p>
      <text:p text:style-name="Standard">3. Drugie wywołanie metody next() powoduje zatrzymanie wykonywania kodu na drugim słowie kluczowym yield i zwrócenie komunikatu 'Hello' w postaci {value: "Hello", done: false}.</text:p>
      <text:p text:style-name="Standard">4. Kolejne wykonanie metody next(), tym razem z przekazaną wartością 8, przypisuje przekazaną wartość w miejscu zatrzymania funkcji, czyli let y = yield 'Hello' (let y = 8), zwraca wynik z obliczeń return x + y (5 + 8) oraz informację o zakończeniu działania iteratora done: true. W konsoli ukazuje się nam wpis: {value: 13, done: true}.</text:p>
      <text:p text:style-name="Standard"/>
      <text:p text:style-name="Standard"><text:soft-page-break/>Nie chciałbym jednak skupiać się w tym miejscu na szczegółowym opisie możliwości generatorów, a bardziej na ich połączeniu z obietnicami i zastosowaniu w pracy z kodem asynchronicznym. </text:p>
      <text:p text:style-name="Standard">Tak więc, powracając do przykładu z początku artykułu użyjmy generatora aby pobrać informacje pogodowe dla danego miasta.</text:p>
      <text:p text:style-name="Standard"/>
      <text:p text:style-name="Standard">const cityAPI = 'https://www.mocky.io/v2/5a945fa435000074009b0e78';</text:p>
      <text:p text:style-name="Standard">const weatherAPI = 'https://www.mocky.io/v2/5a947dfa35000072009b0eb9?city=';</text:p>
      <text:p text:style-name="Standard"/>
      <text:p text:style-name="Standard">function *app(){</text:p>
      <text:p text:style-name="Standard"><text:s text:c="4"/>const city = yield fetch(cityAPI).then(r =&gt; r.json());</text:p>
      <text:p text:style-name="Standard"><text:s text:c="4"/>const weather = yield fetch(weatherAPI+city.name).then(r =&gt; r.json());</text:p>
      <text:p text:style-name="Standard"><text:s text:c="4"/>console.log(city.name);</text:p>
      <text:p text:style-name="Standard"><text:s text:c="4"/>console.log(weather.temp + weather.unit);</text:p>
      <text:p text:style-name="Standard">}</text:p>
      <text:p text:style-name="Standard"/>
      <text:p text:style-name="Standard">const generator = app();</text:p>
      <text:p text:style-name="Standard">start(generator);</text:p>
      <text:p text:style-name="Standard"/>
      <text:p text:style-name="Standard"/>
      <text:p text:style-name="Standard">function start(generator) {</text:p>
      <text:p text:style-name="Standard"><text:s text:c="3"/>runner();</text:p>
      <text:p text:style-name="Standard"><text:s text:c="3"/>function runner(resume){</text:p>
      <text:p text:style-name="Standard"><text:s text:c="7"/>const next = generator.next(resume);</text:p>
      <text:p text:style-name="Standard"><text:s text:c="7"/>const promise = next.value;</text:p>
      <text:p text:style-name="Standard"><text:s text:c="7"/>if (next.done) { return; }</text:p>
      <text:p text:style-name="Standard"><text:s text:c="7"/>promise.then(result =&gt; runner(result))</text:p>
      <text:p text:style-name="Standard"><text:s text:c="3"/>}</text:p>
      <text:p text:style-name="Standard">}</text:p>
      <text:p text:style-name="Standard"/>
      <text:p text:style-name="Standard">https://jsfiddle.net/t3vkypha</text:p>
      <text:p text:style-name="Standard"/>
      <text:p text:style-name="Standard">Funkcja *app() pokazuje siłę generatorów w pracy z kodem asynchronicznym. Porównując kod zawarty w tej funkcji z kodem synchronicznym z początku artykułu zauważysz że jest on niemal identyczny. To wielka zaleta stosowania generatorów w połączeniu z obietnicami. Jeśli chodzi o metodę start() na tę chwilę nie zaprzątajmy sobie nią głowy. Jest ona szczegółem implementacyjnym do którego wrócimy w dalszej części.</text:p>
      <text:p text:style-name="Standard"/>
      <text:p text:style-name="Standard">Async/await</text:p>
      <text:p text:style-name="Standard"/>
      <text:p text:style-name="Standard">Po tym obszernym wstępie <text:span text:style-name="T3">przejdźmy</text:span> <text:span text:style-name="T3">w końcu</text:span> do omówienia async/await. Z wiedzą jaką posiadamy na temat generatorów przesiadka na async/await będzie niezwykle prosta.</text:p>
      <text:p text:style-name="Standard"><text:span text:style-name="T3">Weźmy</text:span> funkcję function *app() utworzoną wcześniej i zamieńmy function * na słowo kluczowe async function oraz yield na await.</text:p>
      <text:p text:style-name="Standard"/>
      <text:p text:style-name="Standard">const cityAPI = 'https://www.mocky.io/v2/5a945fa435000074009b0e78';</text:p>
      <text:p text:style-name="Standard">const weatherAPI = 'https://www.mocky.io/v2/5a947dfa35000072009b0eb9?city=';</text:p>
      <text:p text:style-name="Standard"/>
      <text:p text:style-name="Standard">async function app() {</text:p>
      <text:p text:style-name="Standard"><text:s text:c="4"/>const city = await fetch(cityAPI).then(r =&gt; r.json());</text:p>
      <text:p text:style-name="Standard"><text:s text:c="4"/>const weather = await fetch(weatherAPI+city.name).then(r =&gt; r.json());</text:p>
      <text:p text:style-name="Standard"><text:s text:c="4"/>console.log(city.name);</text:p>
      <text:p text:style-name="Standard"><text:s text:c="4"/>console.log(weather.temp + weather.unit);</text:p>
      <text:p text:style-name="Standard"><text:soft-page-break/>}</text:p>
      <text:p text:style-name="Standard"/>
      <text:p text:style-name="Standard">app();</text:p>
      <text:p text:style-name="Standard"/>
      <text:p text:style-name="Standard">https://jsfiddle.net/xb197ysf</text:p>
      <text:p text:style-name="Standard"/>
      <text:p text:style-name="Standard">Tak, to wszystko. Rezultat działania będzie ten sam co w przypadku generatora, zauważ jednak że nie mamy tutaj potrzeby użycia funkcji pomocniczej start(). Zamiast tego, JavaScript używa wbudowanych mechanizmów do obsługi tego typu wyrażenia. </text:p>
      <text:p text:style-name="Standard"/>
      <text:p text:style-name="Standard">Funkcja async zawsze zwraca obiekt Promise. Jeśli wewnątrz funkcji wystąpi <text:span text:style-name="T3">błąd</text:span>, obiekt Promise zostanie <text:span text:style-name="T3">odrzucony</text:span> (rejected), jeśli Promise zostanie spełniony (resolve), funkcja async zwróci wartość.</text:p>
      <text:p text:style-name="Standard"/>
      <text:p text:style-name="Standard">Oprócz poprawy czytelności stosowanie async/await daje nam jeszcze kilka dodatkowych korzyści.</text:p>
      <text:p text:style-name="Standard"/>
      <text:p text:style-name="Standard">1. Obsługa błędów.</text:p>
      <text:p text:style-name="Standard"/>
      <text:p text:style-name="Standard">Używając async/await mamy możliwość <text:span text:style-name="T3">użycia</text:span> bloku try/catch w celu przechwytywania <text:span text:style-name="T3">błędów</text:span> w kodzie asynchronicznym.</text:p>
      <text:p text:style-name="Standard"/>
      <text:p text:style-name="Standard">Aby <text:span text:style-name="T3">w pełni</text:span> obsłużyć możliwość przechwycenia błędów <text:span text:style-name="T3">synchronicznych</text:span> i asynchronicznych w kodzie z użyciem obiektów Promise, <text:span text:style-name="T3">musimy</text:span> zastosować następujące rozwiązanie.</text:p>
      <text:p text:style-name="Standard"/>
      <text:p text:style-name="Standard">const request = () =&gt; {</text:p>
      <text:p text:style-name="Standard"><text:s text:c="2"/>try {</text:p>
      <text:p text:style-name="Standard"><text:s text:c="4"/>getSome()</text:p>
      <text:p text:style-name="Standard"><text:s text:c="6"/>.then(result =&gt; {</text:p>
      <text:p text:style-name="Standard"><text:s text:c="8"/>const data = JSON.parse(result)</text:p>
      <text:p text:style-name="Standard"><text:s text:c="8"/>console.log(data)</text:p>
      <text:p text:style-name="Standard"><text:s text:c="6"/>}).catch((err) =&gt; {</text:p>
      <text:p text:style-name="Standard"><text:s text:c="9"/>console.log(err)</text:p>
      <text:p text:style-name="Standard"><text:s text:c="6"/>})</text:p>
      <text:p text:style-name="Standard"><text:s text:c="2"/>} catch (err) {</text:p>
      <text:p text:style-name="Standard"><text:s text:c="4"/>console.log(err)</text:p>
      <text:p text:style-name="Standard"><text:s text:c="2"/>}</text:p>
      <text:p text:style-name="Standard">}</text:p>
      <text:p text:style-name="Standard"/>
      <text:p text:style-name="Standard">Zobaczmy teraz jak może to wyglądać z użyciem async/await.</text:p>
      <text:p text:style-name="Standard"/>
      <text:p text:style-name="Standard">const request = async () =&gt; {</text:p>
      <text:p text:style-name="Standard"><text:s text:c="2"/>try {</text:p>
      <text:p text:style-name="Standard"><text:s text:c="4"/>const data = JSON.parse(await getSome())</text:p>
      <text:p text:style-name="Standard"><text:s text:c="4"/>console.log(data)</text:p>
      <text:p text:style-name="Standard"><text:s text:c="2"/>} catch (err) {</text:p>
      <text:p text:style-name="Standard"><text:s text:c="4"/>console.log(err)</text:p>
      <text:p text:style-name="Standard"><text:s text:c="2"/>}</text:p>
      <text:p text:style-name="Standard">}</text:p>
      <text:p text:style-name="Standard"/>
      <text:p text:style-name="Standard">2. Obsługa wyrażeń warunkowych</text:p>
      <text:p text:style-name="Standard"/>
      <text:p text:style-name="Standard"><text:soft-page-break/>Spójrzmy teraz na nieco bardziej skomplikowaną logikę aplikacji. Załóżmy że na podstawie danych otrzymanych z getSome() musimy podjąć decyzję czy wykonać jeszcze jedno zapytanie do API czy zwrócić otrzymaną wartość.</text:p>
      <text:p text:style-name="Standard">Kod zapisany za pomocą obietnic wyglądałby następująco:</text:p>
      <text:p text:style-name="Standard"/>
      <text:p text:style-name="Standard">const request = () =&gt; {</text:p>
      <text:p text:style-name="Standard"><text:s text:c="2"/>return getSome()</text:p>
      <text:p text:style-name="Standard"><text:s text:c="4"/>.then(data =&gt; {</text:p>
      <text:p text:style-name="Standard"><text:s text:c="6"/>if (data.needsMore) {</text:p>
      <text:p text:style-name="Standard"><text:s text:c="8"/>return anotherRequest(data)</text:p>
      <text:p text:style-name="Standard"><text:s text:c="10"/>.then(moreData =&gt; {</text:p>
      <text:p text:style-name="Standard"><text:s text:c="12"/>console.log(moreData)</text:p>
      <text:p text:style-name="Standard"><text:s text:c="12"/>return moreData</text:p>
      <text:p text:style-name="Standard"><text:s text:c="10"/>})</text:p>
      <text:p text:style-name="Standard"><text:s text:c="6"/>} else {</text:p>
      <text:p text:style-name="Standard"><text:s text:c="8"/>console.log(data)</text:p>
      <text:p text:style-name="Standard"><text:s text:c="8"/>return data</text:p>
      <text:p text:style-name="Standard"><text:s text:c="6"/>}</text:p>
      <text:p text:style-name="Standard"><text:s text:c="4"/>})</text:p>
      <text:p text:style-name="Standard">}</text:p>
      <text:p text:style-name="Standard"/>
      <text:p text:style-name="Standard">Znacznie bardziej czytelnie jednak jest użyć async/await.</text:p>
      <text:p text:style-name="Standard"/>
      <text:p text:style-name="Standard">const request = async () =&gt; {</text:p>
      <text:p text:style-name="Standard"><text:s text:c="2"/>const data = await getJSON()</text:p>
      <text:p text:style-name="Standard"><text:s text:c="2"/>if (data.needsMore) {</text:p>
      <text:p text:style-name="Standard"><text:s text:c="4"/>const moreData = await anotherRequest(data);</text:p>
      <text:p text:style-name="Standard"><text:s text:c="4"/>console.log(moreData)</text:p>
      <text:p text:style-name="Standard"><text:s text:c="4"/>return moreData</text:p>
      <text:p text:style-name="Standard"><text:s text:c="2"/>} else {</text:p>
      <text:p text:style-name="Standard"><text:s text:c="4"/>console.log(data)</text:p>
      <text:p text:style-name="Standard"><text:s text:c="4"/>return data <text:s text:c="3"/></text:p>
      <text:p text:style-name="Standard"><text:s text:c="2"/>}</text:p>
      <text:p text:style-name="Standard">}</text:p>
      <text:p text:style-name="Standard"/>
      <text:p text:style-name="Standard">Współbierzność za pomocą async/await</text:p>
      <text:p text:style-name="Standard"/>
      <text:p text:style-name="Standard">Spójrzmy na następujący przykład, w którym pobieramy nazwy miasta z zewnętrznego API.</text:p>
      <text:p text:style-name="Standard"/>
      <text:p text:style-name="Standard">const cityAPI = 'https://www.mocky.io/v2/5a945fa435000074009b0e78';</text:p>
      <text:p text:style-name="Standard"/>
      <text:p text:style-name="Standard">async function app(){</text:p>
      <text:p text:style-name="Standard"><text:s text:c="4"/>const city1 = await fetch(cityAPI).then(r =&gt; r.json());</text:p>
      <text:p text:style-name="Standard"><text:s text:c="4"/>const city2 = await fetch(cityAPI).then(r =&gt; r.json());</text:p>
      <text:p text:style-name="Standard"/>
      <text:p text:style-name="Standard"><text:s text:c="4"/>console.log(city1.name);</text:p>
      <text:p text:style-name="Standard"><text:s text:c="4"/>console.log(city2.name);</text:p>
      <text:p text:style-name="Standard">}</text:p>
      <text:p text:style-name="Standard"/>
      <text:p text:style-name="Standard">app();</text:p>
      <text:p text:style-name="Standard"/>
      <text:p text:style-name="Standard">https://jsfiddle.net/71n9n3tk/</text:p>
      <text:p text:style-name="Standard"><text:soft-page-break/></text:p>
      <text:p text:style-name="Standard">Gdy wykonamy powyższy skrypt w konsoli w zakładce Network możemy zobaczyć że requesty do API wykonywane są w sposób sekwencyjny.</text:p>
      <text:p text:style-name="Standard"/>
      <text:p text:style-name="Standard">Obrazek - sekwencyjny</text:p>
      <text:p text:style-name="Standard"/>
      <text:p text:style-name="Standard">Zmieńmy zatem nasz kod w taki sposób, aby zapytania do API działały <text:span text:style-name="T4">współbieżnie.</text:span></text:p>
      <text:p text:style-name="Standard"/>
      <text:p text:style-name="Standard">const cityAPI = 'https://www.mocky.io/v2/5a945fa435000074009b0e78';</text:p>
      <text:p text:style-name="Standard"/>
      <text:p text:style-name="Standard">async function app(){</text:p>
      <text:p text:style-name="Standard"><text:s text:c="4"/>const city1Request = fetch(cityAPI).then(r =&gt; r.json());</text:p>
      <text:p text:style-name="Standard"><text:s text:c="4"/>const city2Request = fetch(cityAPI).then(r =&gt; r.json());</text:p>
      <text:p text:style-name="Standard"><text:s text:c="4"/></text:p>
      <text:p text:style-name="Standard"><text:s text:c="4"/>const city1 = await city1Request;</text:p>
      <text:p text:style-name="Standard"><text:s text:c="4"/>const city2 = await city2Request;</text:p>
      <text:p text:style-name="Standard"/>
      <text:p text:style-name="Standard"><text:s text:c="4"/>console.log(city1.name);</text:p>
      <text:p text:style-name="Standard"><text:s text:c="4"/>console.log(city2.name);</text:p>
      <text:p text:style-name="Standard">}</text:p>
      <text:p text:style-name="Standard"/>
      <text:p text:style-name="Standard">app();</text:p>
      <text:p text:style-name="Standard"/>
      <text:p text:style-name="Standard">https://jsfiddle.net/vb23xvpm/</text:p>
      <text:p text:style-name="Standard"/>
      <text:p text:style-name="Standard">W pierwszej części skryptu jednocześnie uruchamiamy zapytania do zewnętrznego API za pomocą metody fetch().</text:p>
      <text:p text:style-name="Standard"><text:span text:style-name="T4">Następnie</text:span> oczekujemy na poprawne rozwiązanie obietnic z kroku pierwszego. Całość czeka tak długo aż uda się rozwiązać obietnice i zwrócić wynik.</text:p>
      <text:p text:style-name="Standard"/>
      <text:p text:style-name="Standard"/>
      <text:p text:style-name="Standard">Obrazek <text:span text:style-name="T4">współbieżność</text:span></text:p>
      <text:p text:style-name="Standard"/>
      <text:p text:style-name="Standard">Alternatywnie możemy użyć metody Promise.all() podczas oczekiwania na rozwiązanie większej ilości obietnic.</text:p>
      <text:p text:style-name="Standard">Wynik skryptu będzie taki sam jak poprzednio.</text:p>
      <text:p text:style-name="Standard"/>
      <text:p text:style-name="Standard">const cityAPI = 'https://www.mocky.io/v2/5a945fa435000074009b0e78';</text:p>
      <text:p text:style-name="Standard"/>
      <text:p text:style-name="Standard">async function app(){</text:p>
      <text:p text:style-name="Standard"><text:s text:c="4"/>const city1Request = fetch(cityAPI).then(r =&gt; r.json());</text:p>
      <text:p text:style-name="Standard"><text:s text:c="4"/>const city2Request = fetch(cityAPI).then(r =&gt; r.json());</text:p>
      <text:p text:style-name="Standard"><text:s text:c="4"/></text:p>
      <text:p text:style-name="Standard"><text:s text:c="4"/>const [city1, city2] = await Promise.all([city1Request, city2Request]);;</text:p>
      <text:p text:style-name="Standard"/>
      <text:p text:style-name="Standard"><text:s text:c="4"/>console.log(city1.name);</text:p>
      <text:p text:style-name="Standard"><text:s text:c="4"/>console.log(city2.name);</text:p>
      <text:p text:style-name="Standard">}</text:p>
      <text:p text:style-name="Standard"/>
      <text:p text:style-name="Standard">app();</text:p>
      <text:p text:style-name="Standard"/>
      <text:p text:style-name="Standard">https://jsfiddle.net/6agnreme/</text:p>
      <text:p text:style-name="Standard"><text:soft-page-break/></text:p>
      <text:p text:style-name="Standard"/>
      <text:p text:style-name="Standard"/>
      <text:p text:style-name="Standard">Podsumowanie</text:p>
      <text:p text:style-name="Standard"/>
      <text:p text:style-name="Standard"/>
      <text:p text:style-name="Standard">Składnia async/await pojawiła się w wersji ES7 (ECMAScript 2017) (http://exploringjs.com/es2016-es2017/pt_es2017.html) języka JavaScript, nareście wprowadzając intuicyjność do pracy z kodem asynchronicznym.</text:p>
      <text:p text:style-name="Standard"/>
      <text:p text:style-name="Standard"/>
      <text:p text:style-name="Standard">canIuse obraz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3:22:02.593654604</meta:creation-date>
    <dc:date>2018-02-27T23:29:26.474455909</dc:date>
    <meta:editing-duration>PT7M23S</meta:editing-duration>
    <meta:editing-cycles>7</meta:editing-cycles>
    <meta:generator>LibreOffice/5.4.4.2$Linux_X86_64 LibreOffice_project/2524958677847fb3bb44820e40380acbe820f960</meta:generator>
    <meta:document-statistic meta:table-count="0" meta:image-count="0" meta:object-count="0" meta:page-count="7" meta:paragraph-count="197" meta:word-count="1243" meta:character-count="10286" meta:non-whitespace-character-count="8795"/>
  </office:meta>
</office:document-meta>
</file>